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10f16" officeooo:paragraph-rsid="00010f16" style:font-size-asian="15pt" style:font-size-complex="15pt"/>
    </style:style>
    <style:style style:name="T1" style:family="text">
      <style:text-properties officeooo:rsid="0002c4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hat is Devops?</text:p>
      <text:p text:style-name="P1"/>
      <text:p text:style-name="P1">2.What is CI?</text:p>
      <text:p text:style-name="P1"/>
      <text:p text:style-name="P1">3.What is CD?</text:p>
      <text:p text:style-name="P1"/>
      <text:p text:style-name="P1">4.Name 5 version control systems? Diffrent <text:s/>between svn and git?</text:p>
      <text:p text:style-name="P1"/>
      <text:p text:style-name="P1">5.Types of processes?</text:p>
      <text:p text:style-name="P1"/>
      <text:p text:style-name="P1">6.Types of protocols and port numbers?</text:p>
      <text:p text:style-name="P1"/>
      <text:p text:style-name="P1">7.What is practo?</text:p>
      <text:p text:style-name="P1"/>
      <text:p text:style-name="P1">8.How many companies adopted devops?</text:p>
      <text:p text:style-name="P1"/>
      <text:p text:style-name="P1">9.What is standard error?(i)I/O, How to redirect all the output to a file.</text:p>
      <text:p text:style-name="P1"/>
      <text:p text:style-name="P1">10.Run levels in linux?</text:p>
      <text:p text:style-name="P1"/>
      <text:p text:style-name="P1">11.What is the private IP range?</text:p>
      <text:p text:style-name="P1"/>
      <text:p text:style-name="P1">12.Difference between public and private IP address?</text:p>
      <text:p text:style-name="P1"/>
      <text:p text:style-name="P1">13.Difference between IPV4 and IPV6?</text:p>
      <text:p text:style-name="P1"/>
      <text:p text:style-name="P1">14.<text:span text:style-name="T1">Use online subnet calculator</text:span>?</text:p>
      <text:p text:style-name="P1"/>
      <text:p text:style-name="P1">15.What is a router?</text:p>
      <text:p text:style-name="P1"/>
      <text:p text:style-name="P1">16.Types&amp;symbols of processes? <text:span text:style-name="T1">Explain TOP info.</text:span></text:p>
      <text:p text:style-name="P1"/>
      <text:p text:style-name="P1">17.Exercise1[11 questions]</text:p>
      <text:p text:style-name="P1"/>
      <text:p text:style-name="P1">18.<text:span text:style-name="T1">Gameof life CI project.</text:span></text:p>
      <text:p text:style-name="P1"/>
      <text:p text:style-name="P1">19.<text:span text:style-name="T1">CJP, </text:span>Build pipeline.</text:p>
      <text:p text:style-name="P1"><text:s text:c="7"/><text:span text:style-name="T1">Package</text:span></text:p>
      <text:p text:style-name="P1"><text:s text:c="7"/><text:span text:style-name="T1">Code analysis</text:span></text:p>
      <text:p text:style-name="P1"><text:tab/><text:span text:style-name="T1">Deploy to staging</text:span></text:p>
      <text:p text:style-name="P1"><text:tab/><text:span text:style-name="T1">Deploy to prod</text:span></text:p>
      <text:p text:style-name="P1"/>
      <text:p text:style-name="P1"><text:soft-page-break/>20.Tomcat</text:p>
      <text:p text:style-name="P1"/>
      <text:p text:style-name="P1">21.AWS</text:p>
      <text:p text:style-name="P1"><text:tab/>Create user</text:p>
      <text:p text:style-name="P1"><text:tab/>Add into sudoers</text:p>
      <text:p text:style-name="P1"><text:tab/>Vi/etc/ssh/sshd_config</text:p>
      <text:p text:style-name="P1"><text:tab/><text:tab/>pwd Auth = Yes</text:p>
      <text:p text:style-name="P1"><text:tab/>restart ssh</text:p>
      <text:p text:style-name="P1"/>
      <text:p text:style-name="P1">22.Nodes in Jenkins</text:p>
      <text:p text:style-name="P1"/>
      <text:p text:style-name="P1">23.Vagrant</text:p>
      <text:p text:style-name="P1"><text:tab/>-Basic</text:p>
      <text:p text:style-name="P1"><text:tab/>-Bridge</text:p>
      <text:p text:style-name="P1"><text:tab/>-Multibox</text:p>
      <text:p text:style-name="P1"><text:tab/>-Provisioning</text:p>
      <text:p text:style-name="P1"/>
      <text:p text:style-name="P1">24.Jenkins Installation</text:p>
      <text:p text:style-name="P1"/>
      <text:p text:style-name="P1">25.Nexus</text:p>
      <text:p text:style-name="P1"/>
      <text:p text:style-name="P1">26.Github</text:p>
      <text:p text:style-name="P1"/>
      <text:p text:style-name="P1">27.Bash Scripting</text:p>
      <text:p text:style-name="P1"/>
      <text:p text:style-name="P1">28.Tar and Zip</text:p>
      <text:p text:style-name="P1"/>
      <text:p text:style-name="P1">29.EC2</text:p>
      <text:p text:style-name="P1"/>
      <text:p text:style-name="P1">30.DHCP &amp; DNS Difference</text:p>
      <text:p text:style-name="P1"/>
      <text:p text:style-name="P1">31.SCP command and write script to execute scp to other server</text:p>
      <text:p text:style-name="P1"/>
      <text:p text:style-name="P1">32.Find command</text:p>
      <text:p text:style-name="P1"><text:tab/>Find files and delete the list we found?</text:p>
      <text:p text:style-name="P1"/>
      <text:p text:style-name="P1">33.Sodu permission to user and user to run command without asking password</text:p>
      <text:p text:style-name="P1"/>
      <text:p text:style-name="P1">1) procees types of zombie ,sleeping</text:p>
      <text:p text:style-name="P1"/>
      <text:p text:style-name="P1">2) connect to to vm one of the machine from anthoer machine through ssh @ copy files @ installing packages in remote machine</text:p>
      <text:p text:style-name="P1"><text:soft-page-break/></text:p>
      <text:p text:style-name="P1"/>
      <text:p text:style-name="P1">3) exporting variable in bash scripting</text:p>
      <text:p text:style-name="P1"/>
      <text:p text:style-name="P1">4) backup tofiles in bash scrtipting</text:p>
      <text:p text:style-name="P1"/>
      <text:p text:style-name="P1">5) protocol port numbers &amp; IP ranges</text:p>
      <text:p text:style-name="P1"/>
      <text:p text:style-name="P1">6) version control system</text:p>
      <text:p text:style-name="P1"/>
      <text:p text:style-name="P1">7) create VM as server -VM <text:s/>in vagrent with bridge networkj &amp; use 'git' commands</text:p>
      <text:p text:style-name="P1"/>
      <text:p text:style-name="P1">8) game-of-life =&gt; Archiving artifacts</text:p>
      <text:p text:style-name="P1"><text:s text:c="13"/>=&gt; deploy in tomcat server</text:p>
      <text:p text:style-name="P1"/>
      <text:p text:style-name="P1">9) AWS,=&gt; createinstance, Install Jenkins in it &amp; run jenkins node with 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0:19:13.514564450</meta:creation-date>
    <dc:date>2017-02-24T10:42:11.183513208</dc:date>
    <meta:editing-duration>PT1M47S</meta:editing-duration>
    <meta:editing-cycles>1</meta:editing-cycles>
    <meta:document-statistic meta:table-count="0" meta:image-count="0" meta:object-count="0" meta:page-count="3" meta:paragraph-count="57" meta:word-count="262" meta:character-count="1661" meta:non-whitespace-character-count="1414"/>
    <meta:generator>LibreOffice/5.1.4.2$Linux_X86_64 LibreOffice_project/10m0$Build-2</meta:generator>
  </office:meta>
</office:document-meta>
</file>